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b40c" officeooo:paragraph-rsid="0001b40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b40c" officeooo:paragraph-rsid="0001b40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b40c" officeooo:paragraph-rsid="0001b40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595 Independent Study Proposal</text:p>
      <text:p text:style-name="P1"/>
      <text:p text:style-name="P1">Name:<text:span text:style-name="T1"> Waled Salem</text:span></text:p>
      <text:p text:style-name="P2"/>
      <text:p text:style-name="P1">Student ID: <text:span text:style-name="T1">0048923625</text:span></text:p>
      <text:p text:style-name="P1"/>
      <text:p text:style-name="P1">Major: <text:span text:style-name="T1">Computer Science B.S.</text:span></text:p>
      <text:p text:style-name="P2"/>
      <text:p text:style-name="P1">Propoal Topic: <text:span text:style-name="T1">Ethics and Computing Professional</text:span></text:p>
      <text:p text:style-name="P2"/>
      <text:p text:style-name="P3"><text:tab/>The Independent Study will be covering topics and studies conducted within ACM and IEEE with a focus on ethics within the technology sector. I will be doing research and investigating professionalism, ethics, legal issues and social impacts with day to day life that a consumer has with any technological devices they use. As well as conducting research with ethical and moral dilemmas engineers see within creating a consumer or business product. This proposal will be done throughout the Winter quarter of 2019 under Dr. Gom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2:05:40.371231422</meta:creation-date>
    <meta:print-date>2018-11-13T12:15:39.899667150</meta:print-date>
    <dc:date>2018-11-13T12:16:22.073439389</dc:date>
    <meta:editing-duration>PT31S</meta:editing-duration>
    <meta:editing-cycles>1</meta:editing-cycles>
    <meta:generator>LibreOffice/6.0.6.2$Linux_X86_64 LibreOffice_project/00$Build-2</meta:generator>
    <meta:document-statistic meta:table-count="0" meta:image-count="0" meta:object-count="0" meta:page-count="1" meta:paragraph-count="6" meta:word-count="106" meta:character-count="679" meta:non-whitespace-character-count="578"/>
  </office:meta>
</office:document-meta>
</file>